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6666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.8cm" svg:x="1cm" svg:y="1.1cm">
          <text:p text:style-name="P1"><text:span text:style-name="T1">O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a Jones</meta:initial-creator>
    <meta:creation-date>2015-02-01T12:43:52.210900866</meta:creation-date>
    <dc:date>2015-02-01T12:45:47.658808876</dc:date>
    <dc:creator>Laura Jones</dc:creator>
    <meta:editing-duration>P0D</meta:editing-duration>
    <meta:editing-cycles>1</meta:editing-cycles>
    <meta:document-statistic meta:object-count="1"/>
    <meta:generator>LibreOffice/4.2.6.3$Linux_X86_64 LibreOffice_project/420m0$Build-3</meta:generator>
  </office:meta>
</office:document-meta>
</file>